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4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0.5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26cm" fo:min-width="0.15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751cm" fo:min-width="13.501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3.951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451cm" fo:min-width="0.168cm"/>
    </style:style>
    <style:style style:name="gr19" style:family="graphic" style:parent-style-name="standard">
      <style:graphic-properties draw:textarea-horizontal-align="justify" draw:textarea-vertical-align="middle" draw:auto-grow-height="false" fo:min-height="0.451cm" fo:min-width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1.251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1.75cm" fo:min-width="0.5cm"/>
    </style:style>
    <style:style style:name="gr23" style:family="graphic" style:parent-style-name="standard">
      <style:graphic-properties draw:fill-color="#00cc00" draw:textarea-horizontal-align="justify" draw:textarea-vertical-align="middle" draw:auto-grow-height="false" fo:min-height="0.75cm" fo:min-width="0.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889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544cm" fo:min-width="0.501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0" style:family="graphic" style:parent-style-name="objectwithoutfill">
      <style:graphic-properties draw:marker-end-width="0.3cm" draw:fill="none" draw:textarea-vertical-align="middle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346cm" fo:min-width="1.501cm"/>
    </style:style>
    <style:style style:name="gr3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639cm"/>
    </style:style>
    <style:style style:name="gr35" style:family="graphic" style:parent-style-name="standard">
      <style:graphic-properties draw:textarea-horizontal-align="justify" draw:textarea-vertical-align="middle" draw:auto-grow-height="false" fo:min-height="0.351cm" fo:min-width="1.292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37" style:family="graphic" style:parent-style-name="standard">
      <style:graphic-properties draw:textarea-horizontal-align="justify" draw:textarea-vertical-align="bottom" draw:auto-grow-height="false" fo:min-height="1.037cm" fo:min-width="1.11cm"/>
    </style:style>
    <style:style style:name="gr38" style:family="graphic" style:parent-style-name="standard">
      <style:graphic-properties draw:textarea-horizontal-align="justify" draw:textarea-vertical-align="middle" draw:auto-grow-height="false" fo:min-height="0.555cm" fo:min-width="1.11cm"/>
    </style:style>
    <style:style style:name="gr39" style:family="graphic" style:parent-style-name="standard">
      <style:graphic-properties draw:textarea-horizontal-align="justify" draw:textarea-vertical-align="bottom" draw:auto-grow-height="false" fo:min-height="0.958cm" fo:min-width="1.11cm"/>
    </style:style>
    <style:style style:name="gr40" style:family="graphic" style:parent-style-name="standard">
      <style:graphic-properties draw:textarea-horizontal-align="justify" draw:textarea-vertical-align="middle" draw:auto-grow-height="false" fo:min-height="0.555cm" fo:min-width="1.914cm"/>
    </style:style>
    <style:style style:name="gr41" style:family="graphic" style:parent-style-name="standard">
      <style:graphic-properties draw:textarea-horizontal-align="justify" draw:textarea-vertical-align="bottom" draw:auto-grow-height="false" fo:min-height="1.251cm" fo:min-width="1.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819cm"/>
    </style:style>
    <style:style style:name="gr43" style:family="graphic" style:parent-style-name="standard">
      <style:graphic-properties svg:stroke-color="#000000" draw:marker-start="Arrow" draw:marker-start-width="0.3cm" draw:marker-end="Arrow" draw:marker-end-width="0.3cm" draw:fill-color="#ffffff" draw:fill-image-width="0cm" draw:fill-image-height="0cm" draw:textarea-vertical-align="middle"/>
    </style:style>
    <style:style style:name="gr44" style:family="graphic" style:parent-style-name="standard">
      <style:graphic-properties svg:stroke-color="#000000" draw:fill-color="#999999" draw:fill-image-width="0cm" draw:fill-image-height="0cm" draw:textarea-horizontal-align="justify" draw:textarea-vertical-align="middle" draw:auto-grow-height="false" fo:min-height="10.75cm" fo:min-width="0cm"/>
    </style:style>
    <style:style style:name="gr45" style:family="graphic" style:parent-style-name="standard">
      <style:graphic-properties svg:stroke-color="#000000" draw:fill-color="#999999" draw:fill-image-width="0cm" draw:fill-image-height="0cm" draw:textarea-horizontal-align="justify" draw:textarea-vertical-align="middle" draw:auto-grow-height="false" fo:min-height="7.864cm" fo:min-width="0cm"/>
    </style:style>
    <style:style style:name="gr4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52cm" fo:min-width="1.759cm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52cm" fo:min-width="1.179cm"/>
    </style:style>
    <style:style style:name="gr48" style:family="graphic" style:parent-style-name="objectwithoutfill">
      <style:graphic-properties draw:stroke="dash" draw:stroke-dash="Ultrafine_20_Dashed" svg:stroke-color="#000000" draw:fill="none" draw:fill-color="#ffffff" draw:fill-image-width="0cm" draw:fill-image-height="0cm" draw:textarea-vertical-align="middle"/>
    </style:style>
    <style:style style:name="gr49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fill-image-width="0cm" draw:fill-image-height="0cm" draw:textarea-vertical-align="middle"/>
    </style:style>
    <style:style style:name="gr5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="none" draw:fill-color="#ffffff"/>
      <style:text-properties style:font-size-asian="18pt"/>
    </style:style>
    <style:style style:name="P8" style:family="paragraph">
      <loext:graphic-properties draw:fill-color="#ffff99"/>
      <style:paragraph-properties fo:text-align="center"/>
      <style:text-properties fo:font-size="18pt"/>
    </style:style>
    <style:style style:name="P9" style:family="paragraph">
      <loext:graphic-properties draw:fill-color="#00cc00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cc00"/>
      <style:paragraph-properties fo:text-align="center"/>
      <style:text-properties fo:font-size="18pt"/>
    </style:style>
    <style:style style:name="P12" style:family="paragraph">
      <loext:graphic-properties draw:fill-color="#9999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17" style:family="paragraph">
      <style:paragraph-properties fo:text-align="center"/>
      <style:text-properties fo:font-size="14pt" style:font-size-asian="14pt" style:font-size-complex="18pt"/>
    </style:style>
    <style:style style:name="P18" style:family="paragraph">
      <loext:graphic-properties draw:fill="none" draw:fill-color="#ffffff"/>
      <style:text-properties fo:font-size="14pt" style:font-size-asian="14pt" style:font-size-complex="18pt"/>
    </style:style>
    <style:style style:name="P19" style:family="paragraph">
      <loext:graphic-properties draw:fill-color="#ffffff" draw:fill-image-width="0cm" draw:fill-image-height="0cm"/>
      <style:paragraph-properties fo:text-align="center"/>
      <style:text-properties fo:font-size="14pt" style:font-size-asian="14pt" style:font-size-complex="18pt"/>
    </style:style>
    <style:style style:name="P20" style:family="paragraph">
      <loext:graphic-properties draw:fill-color="#999999" draw:fill-image-width="0cm" draw:fill-image-height="0cm"/>
      <style:paragraph-properties fo:text-align="center"/>
      <style:text-properties fo:font-size="14pt" style:font-size-asian="14pt" style:font-size-complex="18pt"/>
    </style:style>
    <style:style style:name="P21" style:family="paragraph">
      <loext:graphic-properties draw:fill="none" draw:fill-color="#ffffff" draw:fill-image-width="0cm" draw:fill-image-height="0cm"/>
      <style:text-properties fo:font-size="14pt" style:font-size-asian="14pt" style:font-size-complex="18pt"/>
    </style:style>
    <style:style style:name="P22" style:family="paragraph">
      <loext:graphic-properties draw:fill="none" draw:fill-color="#ffffff" draw:fill-image-width="0cm" draw:fill-image-height="0cm"/>
      <style:paragraph-properties fo:text-align="center"/>
      <style:text-properties fo:font-size="14pt" style:font-size-asian="14pt" style:font-size-complex="18pt"/>
    </style:style>
    <style:style style:name="T1" style:family="text">
      <style:text-properties style:font-size-asian="18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42cm" svg:height="1.072cm" svg:x="4.458cm" svg:y="1.528cm">
          <draw:text-box>
            <text:p>反射结构</text:p>
          </draw:text-box>
        </draw:frame>
        <draw:custom-shape draw:style-name="gr2" draw:text-style-name="P3" draw:layer="layout" svg:width="2cm" svg:height="2cm" svg:x="1cm" svg:y="1cm">
          <text:p text:style-name="P2">Trigg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9.6cm" svg:y="1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3cm" svg:x="10cm" svg:y="4cm">
          <text:p text:style-name="P2">De</text:p>
          <text:p text:style-name="P2">co</text:p>
          <text:p text:style-name="P2">d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9) translate (8cm 7cm)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4" draw:layer="layout" svg:x1="3cm" svg:y1="4.5cm" svg:x2="4cm" svg:y2="4.5cm">
          <text:p/>
        </draw:line>
        <draw:line draw:style-name="gr6" draw:text-style-name="P4" draw:layer="layout" svg:x1="3cm" svg:y1="5.5cm" svg:x2="4cm" svg:y2="5.5cm">
          <text:p/>
        </draw:line>
        <draw:line draw:style-name="gr6" draw:text-style-name="P4" draw:layer="layout" svg:x1="3cm" svg:y1="6.5cm" svg:x2="4cm" svg:y2="6.5cm">
          <text:p/>
        </draw:line>
        <draw:custom-shape draw:style-name="gr7" draw:text-style-name="P2" draw:layer="layout" svg:width="1.3cm" svg:height="1cm" svg:x="1.4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cm" svg:height="2cm" svg:x="1cm" svg:y="8cm">
          <text:p text:style-name="P2">Trigger</text:p>
          <text:p text:style-name="P2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cm" svg:y1="5.5cm" svg:x2="10cm" svg:y2="5.5cm">
          <text:p/>
        </draw:line>
        <draw:line draw:style-name="gr6" draw:text-style-name="P4" draw:layer="layout" svg:x1="11cm" svg:y1="4.5cm" svg:x2="12cm" svg:y2="4.5cm">
          <text:p/>
        </draw:line>
        <draw:line draw:style-name="gr6" draw:text-style-name="P4" draw:layer="layout" svg:x1="11cm" svg:y1="5.5cm" svg:x2="12cm" svg:y2="5.5cm">
          <text:p/>
        </draw:line>
        <draw:line draw:style-name="gr6" draw:text-style-name="P4" draw:layer="layout" svg:x1="11cm" svg:y1="6.5cm" svg:x2="12cm" svg:y2="6.5cm">
          <text:p/>
        </draw:line>
        <draw:custom-shape draw:style-name="gr9" draw:text-style-name="P6" draw:layer="layout" svg:width="1cm" svg:height="1cm" svg:x="18cm" svg:y="8cm">
          <text:p text:style-name="P2"/>
          <text:p text:style-name="P2">Resul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1cm" svg:height="1.1cm" svg:x="2.6cm" svg:y="3.1cm">
          <draw:text-box>
            <text:p>256b</text:p>
          </draw:text-box>
        </draw:frame>
        <draw:frame draw:style-name="gr11" draw:text-style-name="P1" draw:layer="layout" svg:width="2.2cm" svg:height="1.673cm" svg:x="8.7cm" svg:y="3cm">
          <draw:text-box>
            <text:p>8+1b</text:p>
          </draw:text-box>
        </draw:frame>
        <draw:frame draw:style-name="gr12" draw:text-style-name="P1" draw:layer="layout" svg:width="1.4cm" svg:height="0.962cm" svg:x="17.5cm" svg:y="7.1cm">
          <draw:text-box>
            <text:p>8b</text:p>
          </draw:text-box>
        </draw:frame>
        <draw:custom-shape draw:style-name="gr3" draw:text-style-name="P2" draw:layer="layout" svg:width="2cm" svg:height="1cm" svg:x="4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4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4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4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5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6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cm" svg:height="1cm" svg:x="4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cm" svg:height="1cm" draw:transform="rotate (1.5707963267949) translate (16cm 7cm)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cm" svg:height="1cm" svg:x="12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2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2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4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5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6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cm" svg:height="1cm" svg:x="12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draw:layer="layout" svg:width="14cm" svg:height="1cm" svg:x="4cm" svg:y="8cm">
          <text:p text:style-name="P2">结果总线</text:p>
          <draw:enhanced-geometry svg:viewBox="0 0 21600 21600" draw:text-areas="0 0 21600 21600" draw:type="pentagon-right" draw:modifiers="19399.65280188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默认">
        <draw:custom-shape draw:style-name="gr15" draw:text-style-name="P2" draw:layer="layout" svg:width="3cm" svg:height="1.2cm" svg:x="2cm" svg:y="6cm">
          <text:p text:style-name="P2">感受器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1.2cm" svg:x="7cm" svg:y="6cm">
          <text:p text:style-name="P2">记忆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10cm" svg:y="9cm">
          <text:p text:style-name="P2">比较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12cm">
          <text:p text:style-name="P2">动作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2cm" svg:y="12cm">
          <text:p text:style-name="P2">效应器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cm" svg:height="4.8cm" svg:x="3cm" svg:y="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draw:layer="layout" svg:width="1cm" svg:height="0.7cm" svg:x="0.6cm" svg:y="12.1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9" draw:text-style-name="P2" draw:layer="layout" svg:width="1.2cm" svg:height="0.7cm" svg:x="0.7cm" svg:y="6.3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" draw:text-style-name="P2" draw:layer="layout" svg:width="2cm" svg:height="0.6cm" svg:x="5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svg:x="5cm" svg:y="12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draw:transform="rotate (0.945444855805328) translate (10.012cm 11.71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draw:transform="rotate (2.22180413778878) translate (11.205cm 8.8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默认">
        <draw:frame draw:style-name="gr1" draw:text-style-name="P7" draw:layer="layout" svg:width="3.042cm" svg:height="1.072cm" svg:x="7.3cm" svg:y="8.9cm">
          <draw:text-box>
            <text:p><text:span text:style-name="T1">反射结构</text:span></text:p>
          </draw:text-box>
        </draw:frame>
        <draw:custom-shape draw:style-name="gr2" draw:text-style-name="P8" draw:layer="layout" svg:width="2cm" svg:height="2cm" svg:x="5cm" svg:y="1cm">
          <text:p text:style-name="P2"><text:span text:style-name="T2">ADDR</text:span></text:p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2cm" svg:x="1cm" svg:y="1cm">
          <text:p text:style-name="P2"><text:span text:style-name="T2">Trig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2cm" svg:x="4cm" svg:y="1cm">
          <text:p text:style-name="P2"><text:span text:style-name="T2">0</text:span></text:p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4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5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5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6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cm" svg:y="4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cm" svg:y="5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cm" svg:y="6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2cm" svg:x="8cm" svg:y="1cm">
          <text:p text:style-name="P2"><text:span text:style-name="T2">Decoder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cm" svg:height="3cm" svg:x="9cm" svg:y="4cm">
          <text:p text:style-name="P2"><text:span text:style-name="T2">De</text:span></text:p>
          <text:p text:style-name="P2"><text:span text:style-name="T2">co</text:span></text:p>
          <text:p text:style-name="P2"><text:span text:style-name="T2">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cm" svg:height="1cm" draw:transform="rotate (1.5707963267949) translate (7cm 7cm)">
          <text:p text:style-name="P2"><text:span text:style-name="T2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8" draw:layer="layout" svg:width="2cm" svg:height="2cm" svg:x="12cm" svg:y="1cm">
          <text:p text:style-name="P2"><text:span text:style-name="T2">ADDR</text:span></text:p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2cm" svg:x="11cm" svg:y="1cm">
          <text:p text:style-name="P2"><text:span text:style-name="T2">0</text:span></text:p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11cm" svg:y="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2cm" svg:y="4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11cm" svg:y="5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2cm" svg:y="5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11cm" svg:y="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2cm" svg:y="6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cm" svg:y1="4.5cm" svg:x2="4cm" svg:y2="4.5cm">
          <text:p/>
        </draw:line>
        <draw:line draw:style-name="gr6" draw:text-style-name="P4" draw:layer="layout" svg:x1="3cm" svg:y1="5.5cm" svg:x2="4cm" svg:y2="5.5cm">
          <text:p/>
        </draw:line>
        <draw:line draw:style-name="gr6" draw:text-style-name="P4" draw:layer="layout" svg:x1="3cm" svg:y1="6.5cm" svg:x2="4cm" svg:y2="6.5cm">
          <text:p/>
        </draw:line>
        <draw:custom-shape draw:style-name="gr7" draw:text-style-name="P2" draw:layer="layout" svg:width="1.3cm" svg:height="1cm" svg:x="1.4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2cm" svg:height="2cm" svg:x="1cm" svg:y="8cm">
          <text:p text:style-name="P2"><text:span text:style-name="T2">Trigger</text:span></text:p>
          <text:p text:style-name="P2"><text:span text:style-name="T2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7cm" svg:y1="6.5cm" svg:x2="18cm" svg:y2="6.5cm">
          <text:p/>
        </draw:line>
        <draw:line draw:style-name="gr6" draw:text-style-name="P4" draw:layer="layout" svg:x1="8cm" svg:y1="5.5cm" svg:x2="9cm" svg:y2="5.5cm">
          <text:p/>
        </draw:line>
        <draw:line draw:style-name="gr6" draw:text-style-name="P4" draw:layer="layout" svg:x1="10cm" svg:y1="4.5cm" svg:x2="11cm" svg:y2="4.5cm">
          <text:p/>
        </draw:line>
        <draw:line draw:style-name="gr6" draw:text-style-name="P4" draw:layer="layout" svg:x1="10cm" svg:y1="5.5cm" svg:x2="11cm" svg:y2="5.5cm">
          <text:p/>
        </draw:line>
        <draw:line draw:style-name="gr6" draw:text-style-name="P4" draw:layer="layout" svg:x1="10cm" svg:y1="6.5cm" svg:x2="11cm" svg:y2="6.5cm">
          <text:p/>
        </draw:line>
        <draw:custom-shape draw:style-name="gr9" draw:text-style-name="P12" draw:layer="layout" svg:width="1cm" svg:height="1cm" svg:x="18cm" svg:y="6cm">
          <text:p text:style-name="P2"><text:span text:style-name="T2"/></text:p>
          <text:p text:style-name="P2"><text:span text:style-name="T2">Resu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4cm" svg:y1="2cm" svg:x2="7cm" svg:y2="2cm">
          <text:p/>
        </draw:line>
        <draw:line draw:style-name="gr24" draw:text-style-name="P4" draw:layer="layout" svg:x1="11cm" svg:y1="2cm" svg:x2="14cm" svg:y2="2cm">
          <text:p/>
        </draw:line>
        <draw:line draw:style-name="gr6" draw:text-style-name="P4" draw:layer="layout" svg:x1="8.3cm" svg:y1="7.5cm" svg:x2="16cm" svg:y2="7.5cm">
          <text:p/>
        </draw:line>
        <draw:frame draw:style-name="gr10" draw:text-style-name="P13" draw:layer="layout" svg:width="2.1cm" svg:height="1.1cm" svg:x="2.7cm" svg:y="3cm">
          <draw:text-box>
            <text:p><text:span text:style-name="T2">256b</text:span></text:p>
          </draw:text-box>
        </draw:frame>
        <draw:frame draw:style-name="gr11" draw:text-style-name="P13" draw:layer="layout" svg:width="2.2cm" svg:height="1.673cm" svg:x="7.7cm" svg:y="3cm">
          <draw:text-box>
            <text:p><text:span text:style-name="T2">8+1b</text:span></text:p>
          </draw:text-box>
        </draw:frame>
        <draw:frame draw:style-name="gr10" draw:text-style-name="P13" draw:layer="layout" svg:width="2.1cm" svg:height="1.1cm" svg:x="9.7cm" svg:y="3cm">
          <draw:text-box>
            <text:p><text:span text:style-name="T2">256b</text:span></text:p>
          </draw:text-box>
        </draw:frame>
        <draw:custom-shape draw:style-name="gr5" draw:text-style-name="P10" draw:layer="layout" svg:width="3cm" svg:height="1cm" draw:transform="rotate (1.5707963267949) translate (14cm 7cm)">
          <text:p text:style-name="P2"><text:span text:style-name="T2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4" draw:layer="layout" svg:x1="15cm" svg:y1="5.5cm" svg:x2="16cm" svg:y2="5.5cm">
          <text:p/>
        </draw:line>
        <draw:custom-shape draw:style-name="gr5" draw:text-style-name="P10" draw:layer="layout" svg:width="3cm" svg:height="1cm" draw:transform="rotate (1.5707963267949) translate (16cm 8cm)">
          <text:p text:style-name="P2"><text:span text:style-name="T2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4" draw:layer="layout" svg:width="0.2cm" svg:height="0.2cm" svg:x="8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11.5cm" svg:y1="7cm" svg:x2="11.5cm" svg:y2="8.6cm">
          <text:p/>
        </draw:line>
        <draw:custom-shape draw:style-name="gr26" draw:text-style-name="P2" draw:layer="layout" svg:width="0.4cm" svg:height="1.3cm" svg:x="16.4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4" draw:text-style-name="P4" draw:layer="layout" svg:x1="11.5cm" svg:y1="8.6cm" svg:x2="16.5cm" svg:y2="8.6cm">
          <text:p/>
        </draw:line>
        <draw:frame draw:style-name="gr10" draw:text-style-name="P13" draw:layer="layout" svg:width="1.3cm" svg:height="1.1cm" svg:x="17cm" svg:y="5.1cm">
          <draw:text-box>
            <text:p><text:span text:style-name="T2">8b</text:span></text:p>
          </draw:text-box>
        </draw:frame>
        <draw:custom-shape draw:style-name="gr23" draw:text-style-name="P9" draw:layer="layout" svg:width="1cm" svg:height="1cm" svg:x="4cm" svg:y="11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11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1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12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13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13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7cm" svg:y="11cm">
          <text:p text:style-name="P2"><text:span text:style-name="T2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7cm" svg:y="12cm">
          <text:p text:style-name="P2"><text:span text:style-name="T2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7cm" svg:y="13cm">
          <text:p text:style-name="P2"><text:span text:style-name="T2">ADDR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16" draw:text-style-name="P15" draw:layer="layout" svg:width="3cm" svg:height="1cm" svg:x="5cm" svg:y="4cm">
          <text:p text:style-name="P2"><text:span text:style-name="T3">var_start=1</text:span></text:p>
          <text:p text:style-name="P2"><text:span text:style-name="T3">cur_s_line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draw:layer="layout" svg:width="3cm" svg:height="1cm" svg:x="1cm" svg:y="3cm">
          <text:p text:style-name="P2"><text:span text:style-name="T3">en_va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2" draw:layer="layout" svg:width="1cm" svg:height="1cm" svg:x="2cm" svg:y="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" draw:text-style-name="P15" draw:layer="layout" svg:width="3cm" svg:height="1cm" svg:x="1cm" svg:y="4cm">
          <text:p text:style-name="P2"><text:span text:style-name="T3">var_star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5" draw:layer="layout" svg:width="3cm" svg:height="1cm" svg:x="1cm" svg:y="5cm">
          <text:p text:style-name="P2"><text:span text:style-name="T3">var_len+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layer="layout" svg:width="3cm" svg:height="1cm" svg:x="9.011cm" svg:y="6cm">
          <text:p text:style-name="P2"><text:span text:style-name="T3">写变寄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layer="layout" svg:width="3cm" svg:height="1cm" svg:x="1cm" svg:y="2cm">
          <text:p text:style-name="P2"><text:span text:style-name="T3">缓存</text:span><text:span text:style-name="T3">com,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draw:layer="layout" svg:width="3cm" svg:height="1cm" svg:x="5cm" svg:y="8cm">
          <text:p text:style-name="P2"><text:span text:style-name="T3">data==val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5" draw:layer="layout" svg:width="3cm" svg:height="1cm" svg:x="5cm" svg:y="6cm">
          <text:p text:style-name="P2"><text:span text:style-name="T3">cur_line_vali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5" draw:layer="layout" svg:width="3cm" svg:height="1cm" svg:x="5cm" svg:y="7cm">
          <text:p text:style-name="P2"><text:span text:style-name="T3">读变寄到</text:span><text:span text:style-name="T3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5" draw:layer="layout" svg:width="3cm" svg:height="1cm" svg:x="12cm" svg:y="11cm">
          <text:p text:style-name="P2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xml:id="id1" draw:id="id1" draw:layer="layout" svg:width="3cm" svg:height="1cm" svg:x="9cm" svg:y="8cm">
          <text:p text:style-name="P2"><text:span text:style-name="T3">cur_s_line+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6" draw:layer="layout" svg:x1="12cm" svg:y1="8.5cm" svg:x2="6.5cm" svg:y2="5.5cm" draw:start-shape="id1" draw:start-glue-point="7" draw:end-shape="id2" draw:end-glue-point="1" svg:d="M12000 8500h524v-3000h-6024" svg:viewBox="0 0 6025 3001">
          <text:p/>
        </draw:connector>
        <draw:line draw:style-name="gr6" draw:text-style-name="P16" xml:id="id2" draw:id="id2" draw:layer="layout" svg:x1="6.5cm" svg:y1="5cm" svg:x2="6.5cm" svg:y2="6cm">
          <text:p/>
        </draw:line>
        <draw:line draw:style-name="gr6" draw:text-style-name="P16" draw:layer="layout" svg:x1="8cm" svg:y1="8.5cm" svg:x2="9cm" svg:y2="8.5cm">
          <text:p/>
        </draw:line>
        <draw:custom-shape draw:style-name="gr16" draw:text-style-name="P15" draw:layer="layout" svg:width="3cm" svg:height="1cm" svg:x="5cm" svg:y="12cm">
          <text:p text:style-name="P2"><text:span text:style-name="T3">fnew_var=1</text:span></text:p>
          <text:p text:style-name="P2"><text:span text:style-name="T3">变量写变寄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xml:id="id3" draw:id="id3" draw:layer="layout" svg:width="3cm" svg:height="1cm" svg:x="1cm" svg:y="6cm">
          <text:p text:style-name="P2"><text:span text:style-name="T3">fnew_va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5" xml:id="id4" draw:id="id4" draw:layer="layout" svg:width="3cm" svg:height="1cm" svg:x="1cm" svg:y="7cm">
          <text:p text:style-name="P2"><text:span text:style-name="T3">offset_addr+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6" draw:layer="layout" svg:x1="6.5cm" svg:y1="11cm" svg:x2="6.5cm" svg:y2="12cm">
          <text:p/>
        </draw:line>
        <draw:connector draw:style-name="gr31" draw:text-style-name="P17" draw:layer="layout" draw:line-skew="-0.576cm" svg:x1="4cm" svg:y1="6.5cm" svg:x2="6.5cm" svg:y2="5.5cm" draw:start-shape="id3" draw:start-glue-point="7" draw:end-shape="id2" draw:end-glue-point="1" svg:d="M4000 6500h600v-1000h1900" svg:viewBox="0 0 2501 1001">
          <text:p/>
        </draw:connector>
        <draw:connector draw:style-name="gr31" draw:text-style-name="P17" draw:layer="layout" svg:x1="2.5cm" svg:y1="8cm" svg:x2="4.252cm" svg:y2="10.488cm" draw:start-shape="id4" draw:start-glue-point="6" svg:d="M2500 8000v1495h1752v993" svg:viewBox="0 0 1753 2489">
          <text:p/>
        </draw:connector>
        <draw:custom-shape draw:style-name="gr16" draw:text-style-name="P15" draw:layer="layout" svg:width="3cm" svg:height="1cm" svg:x="5cm" svg:y="10cm">
          <text:p text:style-name="P2"><text:span text:style-name="T3">首地址写映射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6" draw:layer="layout" svg:x1="8cm" svg:y1="6.5cm" svg:x2="9cm" svg:y2="6.5cm">
          <text:p/>
        </draw:line>
      </draw:page>
      <draw:page draw:name="page5" draw:style-name="dp1" draw:master-page-name="默认">
        <draw:custom-shape draw:style-name="gr32" draw:text-style-name="P17" draw:layer="layout" svg:width="2cm" svg:height="1cm" svg:x="1cm" svg:y="3cm">
          <text:p text:style-name="P2"><text:span text:style-name="T4">input fil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6" draw:text-style-name="P16" draw:layer="layout" svg:x1="1.1cm" svg:y1="5cm" svg:x2="1.1cm" svg:y2="4cm">
          <text:p/>
        </draw:line>
        <draw:line draw:style-name="gr33" draw:text-style-name="P16" draw:layer="layout" svg:x1="1.1cm" svg:y1="2.9cm" svg:x2="3cm" svg:y2="2.9cm">
          <text:p/>
        </draw:line>
        <draw:frame draw:style-name="gr34" draw:text-style-name="P18" draw:layer="layout" svg:width="3.148cm" svg:height="0.806cm" svg:x="0.987cm" svg:y="4.2cm">
          <draw:text-box>
            <text:p><text:span text:style-name="T4">read pointer</text:span></text:p>
          </draw:text-box>
        </draw:frame>
        <draw:custom-shape draw:style-name="gr3" draw:text-style-name="P17" draw:layer="layout" svg:width="2cm" svg:height="1cm" svg:x="4cm" svg:y="3cm">
          <text:p text:style-name="P2"><text:span text:style-name="T4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6" draw:layer="layout" svg:x1="3cm" svg:y1="3.5cm" svg:x2="4cm" svg:y2="3.5cm">
          <text:p/>
        </draw:line>
        <draw:custom-shape draw:style-name="gr35" draw:text-style-name="P17" xml:id="id6" draw:id="id6" draw:layer="layout" svg:width="3cm" svg:height="0.6cm" draw:transform="rotate (1.5707963267949) translate (7cm 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6" draw:layer="layout" svg:x1="6cm" svg:y1="3.5cm" svg:x2="7cm" svg:y2="3.5cm">
          <text:p/>
        </draw:line>
        <draw:line draw:style-name="gr6" draw:text-style-name="P16" draw:layer="layout" svg:x1="6cm" svg:y1="5.5cm" svg:x2="7cm" svg:y2="5.5cm">
          <text:p/>
        </draw:line>
        <draw:line draw:style-name="gr6" draw:text-style-name="P16" draw:layer="layout" svg:x1="7.6cm" svg:y1="4.5cm" svg:x2="8.6cm" svg:y2="4.5cm">
          <text:p/>
        </draw:line>
        <draw:custom-shape draw:style-name="gr36" draw:text-style-name="P17" xml:id="id5" draw:id="id5" draw:layer="layout" svg:width="1.8cm" svg:height="1cm" svg:x="8.6cm" svg:y="4cm">
          <text:p text:style-name="P2"><text:span text:style-name="T4">decoder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0.4cm" svg:y1="4.5cm" svg:x2="13cm" svg:y2="4.5cm">
          <text:p/>
        </draw:line>
        <draw:custom-shape draw:style-name="gr37" draw:text-style-name="P17" draw:layer="layout" svg:width="2cm" svg:height="1.6cm" svg:x="10cm" svg:y="7cm">
          <text:p text:style-name="P2"><text:span text:style-name="T4">address_map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8" draw:text-style-name="P17" draw:layer="layout" svg:width="2cm" svg:height="1cm" svg:x="4cm" svg:y="5cm">
          <text:p text:style-name="P2"><text:span text:style-name="T4">IR_reg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9" draw:text-style-name="P17" draw:layer="layout" svg:width="2cm" svg:height="1.5cm" svg:x="10cm" svg:y="9cm">
          <text:p text:style-name="P2"><text:span text:style-name="T4">var_reg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9" draw:text-style-name="P17" draw:layer="layout" svg:width="2cm" svg:height="1.5cm" svg:x="10cm" svg:y="11cm">
          <text:p text:style-name="P2"><text:span text:style-name="T4">value_reg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0" draw:text-style-name="P17" draw:layer="layout" svg:width="3cm" svg:height="1cm" svg:x="13cm" svg:y="4cm">
          <text:p text:style-name="P2"><text:span text:style-name="T4">input_cash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1" draw:text-style-name="P17" draw:layer="layout" svg:width="2cm" svg:height="1.5cm" svg:x="10cm" svg:y="13cm">
          <text:p text:style-name="P2"><text:span text:style-name="T4">add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6" draw:text-style-name="P16" draw:layer="layout" svg:x1="5cm" svg:y1="4cm" svg:x2="5cm" svg:y2="5cm">
          <text:p/>
        </draw:line>
        <draw:line draw:style-name="gr6" draw:text-style-name="P16" draw:layer="layout" svg:x1="4.2cm" svg:y1="8cm" svg:x2="4.2cm" svg:y2="6cm">
          <text:p/>
        </draw:line>
        <draw:frame draw:style-name="gr42" draw:text-style-name="P18" draw:layer="layout" svg:width="1.332cm" svg:height="0.806cm" svg:x="4.181cm" svg:y="6.6cm">
          <draw:text-box>
            <text:p><text:span text:style-name="T4">IRP</text:span></text:p>
          </draw:text-box>
        </draw:frame>
        <draw:connector draw:style-name="gr33" draw:text-style-name="P16" draw:layer="layout" svg:x1="9.5cm" svg:y1="4cm" svg:x2="7.3cm" svg:y2="3.3cm" draw:start-shape="id5" draw:start-glue-point="0" draw:end-shape="id6" draw:end-glue-point="7" svg:d="M9500 4000v-700h-2200" svg:viewBox="0 0 2201 701">
          <text:p/>
        </draw:connector>
        <draw:line draw:style-name="gr43" draw:text-style-name="P19" draw:layer="layout" svg:x1="12cm" svg:y1="9.3cm" svg:x2="14.7cm" svg:y2="9.3cm">
          <text:p/>
        </draw:line>
        <draw:custom-shape draw:style-name="gr44" draw:text-style-name="P20" draw:layer="layout" svg:width="1cm" svg:height="12.2cm" svg:x="14.5cm" svg:y="5cm">
          <text:p/>
          <draw:enhanced-geometry svg:viewBox="0 0 21600 21600" draw:text-areas="?f0 ?f8 ?f2 ?f9" draw:type="up-down-arrow" draw:modifiers="5502.4975024975 2168.4231576842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3" draw:text-style-name="P19" draw:layer="layout" svg:x1="12cm" svg:y1="11.3cm" svg:x2="14.7cm" svg:y2="11.3cm">
          <text:p/>
        </draw:line>
        <draw:line draw:style-name="gr43" draw:text-style-name="P19" draw:layer="layout" svg:x1="12cm" svg:y1="13.3cm" svg:x2="14.7cm" svg:y2="13.3cm">
          <text:p/>
        </draw:line>
        <draw:custom-shape draw:style-name="gr45" draw:text-style-name="P20" draw:layer="layout" svg:width="1cm" svg:height="9cm" svg:x="16.5cm" svg:y="6cm">
          <text:p/>
          <draw:enhanced-geometry svg:viewBox="0 0 21600 21600" draw:text-areas="?f0 ?f8 ?f2 ?f9" draw:type="up-down-arrow" draw:modifiers="5502.4975024975 2168.4231576842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3" draw:text-style-name="P19" draw:layer="layout" svg:x1="12cm" svg:y1="7.3cm" svg:x2="16.7cm" svg:y2="7.3cm">
          <text:p/>
        </draw:line>
        <draw:line draw:style-name="gr43" draw:text-style-name="P19" draw:layer="layout" svg:x1="12cm" svg:y1="9.7cm" svg:x2="16.7cm" svg:y2="9.7cm">
          <text:p/>
        </draw:line>
        <draw:frame draw:style-name="gr46" draw:text-style-name="P21" draw:layer="layout" svg:width="2.267cm" svg:height="0.806cm" svg:x="17cm" svg:y="5.198cm">
          <draw:text-box>
            <text:p><text:span text:style-name="T4">address</text:span></text:p>
          </draw:text-box>
        </draw:frame>
        <draw:frame draw:style-name="gr47" draw:text-style-name="P21" draw:layer="layout" svg:width="1.679cm" svg:height="0.806cm" svg:x="13.2cm" svg:y="5.398cm">
          <draw:text-box>
            <text:p><text:span text:style-name="T4">value</text:span></text:p>
          </draw:text-box>
        </draw:frame>
        <draw:line draw:style-name="gr43" draw:text-style-name="P19" draw:layer="layout" svg:x1="12cm" svg:y1="11.7cm" svg:x2="16.7cm" svg:y2="11.7cm">
          <text:p/>
        </draw:line>
        <draw:line draw:style-name="gr43" draw:text-style-name="P19" draw:layer="layout" svg:x1="12cm" svg:y1="13.7cm" svg:x2="16.7cm" svg:y2="13.7cm">
          <text:p/>
        </draw:line>
        <draw:line draw:style-name="gr48" draw:text-style-name="P22" draw:layer="layout" svg:x1="9cm" svg:y1="5cm" svg:x2="9cm" svg:y2="17.7cm">
          <text:p/>
        </draw:line>
        <draw:line draw:style-name="gr49" draw:text-style-name="P22" draw:layer="layout" svg:x1="9cm" svg:y1="7.3cm" svg:x2="10cm" svg:y2="7.3cm">
          <text:p/>
        </draw:line>
        <draw:line draw:style-name="gr49" draw:text-style-name="P22" draw:layer="layout" svg:x1="9cm" svg:y1="9.3cm" svg:x2="10cm" svg:y2="9.3cm">
          <text:p/>
        </draw:line>
        <draw:line draw:style-name="gr49" draw:text-style-name="P22" draw:layer="layout" svg:x1="9cm" svg:y1="11.3cm" svg:x2="10cm" svg:y2="11.3cm">
          <text:p/>
        </draw:line>
        <draw:line draw:style-name="gr49" draw:text-style-name="P22" draw:layer="layout" svg:x1="9cm" svg:y1="13.4cm" svg:x2="10cm" svg:y2="13.4cm">
          <text:p/>
        </draw:line>
        <draw:custom-shape draw:style-name="gr41" draw:text-style-name="P17" draw:layer="layout" svg:width="2cm" svg:height="1.5cm" svg:x="10cm" svg:y="15cm">
          <text:p text:style-name="P2"><text:span text:style-name="T4">compar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43" draw:text-style-name="P19" draw:layer="layout" svg:x1="12cm" svg:y1="15.3cm" svg:x2="14.7cm" svg:y2="15.3cm">
          <text:p/>
        </draw:line>
        <draw:line draw:style-name="gr43" draw:text-style-name="P19" draw:layer="layout" svg:x1="12cm" svg:y1="15.7cm" svg:x2="16.7cm" svg:y2="15.7cm">
          <text:p/>
        </draw:line>
        <draw:line draw:style-name="gr49" draw:text-style-name="P22" draw:layer="layout" svg:x1="9cm" svg:y1="15.4cm" svg:x2="10cm" svg:y2="15.4cm">
          <text:p/>
        </draw:line>
        <draw:line draw:style-name="gr50" draw:text-style-name="P2" draw:layer="layout" svg:x1="8cm" svg:y1="6cm" svg:x2="8cm" svg:y2="16.9cm">
          <text:p/>
        </draw:line>
        <draw:line draw:style-name="gr6" draw:text-style-name="P4" draw:layer="layout" svg:x1="8.8cm" svg:y1="7cm" svg:x2="8.8cm" svg:y2="5cm">
          <text:p/>
        </draw:line>
        <draw:line draw:style-name="gr24" draw:text-style-name="P4" draw:layer="layout" svg:x1="8cm" svg:y1="7cm" svg:x2="8.8cm" svg:y2="7cm">
          <text:p/>
        </draw:line>
        <draw:line draw:style-name="gr51" draw:text-style-name="P2" draw:layer="layout" svg:x1="10cm" svg:y1="16cm" svg:x2="8cm" svg:y2="16cm">
          <text:p/>
        </draw:line>
        <draw:frame draw:style-name="gr47" draw:text-style-name="P21" draw:layer="layout" svg:width="1.713cm" svg:height="1.361cm" svg:x="6.5cm" svg:y="7.439cm">
          <draw:text-box>
            <text:p><text:span text:style-name="T4">True/</text:span></text:p>
            <text:p><text:span text:style-name="T4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7:16:09.530000000</meta:creation-date>
    <meta:generator>LibreOffice/5.0.5.2$Windows_x86 LibreOffice_project/55b006a02d247b5f7215fc6ea0fde844b30035b3</meta:generator>
    <dc:date>2017-03-24T13:14:32.503000000</dc:date>
    <meta:editing-duration>PT9H55M46S</meta:editing-duration>
    <meta:editing-cycles>34</meta:editing-cycles>
    <meta:document-statistic meta:object-count="177"/>
  </office:meta>
</office:document-meta>
</file>